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9.65mm" fo:margin-left="0.02mm" table:align="left"/>
    </style:style>
    <style:style style:name="Tabelle1.A" style:family="table-column">
      <style:table-column-properties style:column-width="17.06mm"/>
    </style:style>
    <style:style style:name="Tabelle1.B" style:family="table-column">
      <style:table-column-properties style:column-width="20.13mm"/>
    </style:style>
    <style:style style:name="Tabelle1.C" style:family="table-column">
      <style:table-column-properties style:column-width="48.45mm"/>
    </style:style>
    <style:style style:name="Tabelle1.D" style:family="table-column">
      <style:table-column-properties style:column-width="22.4mm"/>
    </style:style>
    <style:style style:name="Tabelle1.E" style:family="table-column">
      <style:table-column-properties style:column-width="12.14mm"/>
    </style:style>
    <style:style style:name="Tabelle1.F" style:family="table-column">
      <style:table-column-properties style:column-width="12.08mm"/>
    </style:style>
    <style:style style:name="Tabelle1.H" style:family="table-column">
      <style:table-column-properties style:column-width="12.12mm"/>
    </style:style>
    <style:style style:name="Tabelle1.I" style:family="table-column">
      <style:table-column-properties style:column-width="13.19mm"/>
    </style:style>
    <style:style style:name="Tabelle1.A1" style:family="table-cell">
      <style:table-cell-properties style:vertical-align="middle"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I1" style:family="table-cell">
      <style:table-cell-properties style:vertical-align="middle" fo:background-color="#dddddd" fo:padding="0.97mm" fo:border="0.05pt solid #000000">
        <style:background-image/>
      </style:table-cell-properties>
    </style:style>
    <style:style style:name="Tabelle1.A2" style:family="table-cell">
      <style:table-cell-properties style:vertical-align="middle"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style:vertical-align="middle"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elle1.B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elle1.I3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elle1.5" style:family="table-row">
      <style:table-row-properties style:min-row-height="2.13mm"/>
    </style:style>
    <style:style style:name="Tabelle7" style:family="table">
      <style:table-properties style:width="169.7mm" fo:margin-left="0.02mm" table:align="left"/>
    </style:style>
    <style:style style:name="Tabelle7.A" style:family="table-column">
      <style:table-column-properties style:column-width="17.06mm"/>
    </style:style>
    <style:style style:name="Tabelle7.B" style:family="table-column">
      <style:table-column-properties style:column-width="20.07mm"/>
    </style:style>
    <style:style style:name="Tabelle7.C" style:family="table-column">
      <style:table-column-properties style:column-width="70.87mm"/>
    </style:style>
    <style:style style:name="Tabelle7.D" style:family="table-column">
      <style:table-column-properties style:column-width="12.12mm"/>
    </style:style>
    <style:style style:name="Tabelle7.E" style:family="table-column">
      <style:table-column-properties style:column-width="12.14mm"/>
    </style:style>
    <style:style style:name="Tabelle7.F" style:family="table-column">
      <style:table-column-properties style:column-width="12.08mm"/>
    </style:style>
    <style:style style:name="Tabelle7.H" style:family="table-column">
      <style:table-column-properties style:column-width="13.25mm"/>
    </style:style>
    <style:style style:name="Tabelle7.A1" style:family="table-cell">
      <style:table-cell-properties fo:padding="0.97mm" fo:border-left="0.05pt solid #000000" fo:border-right="none" fo:border-top="none" fo:border-bottom="0.05pt solid #000000"/>
    </style:style>
    <style:style style:name="Tabelle7.H1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0" style:family="table">
      <style:table-properties style:width="69.48mm" fo:margin-left="0mm" table:align="left"/>
    </style:style>
    <style:style style:name="Tabelle10.A" style:family="table-column">
      <style:table-column-properties style:column-width="9.97mm"/>
    </style:style>
    <style:style style:name="Tabelle10.B" style:family="table-column">
      <style:table-column-properties style:column-width="59.51mm"/>
    </style:style>
    <style:style style:name="Tabelle10.A1" style:family="table-cell">
      <style:table-cell-properties fo:padding="0.11mm" fo:border="none"/>
    </style:style>
    <style:style style:name="Tabelle8" style:family="table">
      <style:table-properties style:width="169.74mm" table:align="left"/>
    </style:style>
    <style:style style:name="Tabelle8.A" style:family="table-column">
      <style:table-column-properties style:column-width="16.09mm"/>
    </style:style>
    <style:style style:name="Tabelle8.B" style:family="table-column">
      <style:table-column-properties style:column-width="21.17mm"/>
    </style:style>
    <style:style style:name="Tabelle8.C" style:family="table-column">
      <style:table-column-properties style:column-width="70.75mm"/>
    </style:style>
    <style:style style:name="Tabelle8.D" style:family="table-column">
      <style:table-column-properties style:column-width="12.12mm"/>
    </style:style>
    <style:style style:name="Tabelle8.H" style:family="table-column">
      <style:table-column-properties style:column-width="13.26mm"/>
    </style:style>
    <style:style style:name="Tabelle8.A1" style:family="table-cell">
      <style:table-cell-properties fo:padding="0.97mm" fo:border="none"/>
    </style:style>
    <style:style style:name="Tabelle8.B1" style:family="table-cell">
      <style:table-cell-properties fo:background-color="#dddddd" fo:padding="0.97mm" fo:border="0.05pt solid #000000">
        <style:background-image/>
      </style:table-cell-properties>
    </style:style>
    <style:style style:name="Tabelle8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F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G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97mm" fo:border="0.05pt solid #000000"/>
    </style:style>
    <style:style style:name="Tabelle8.B2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8.B3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7abcb1"/>
    </style:style>
    <style:style style:name="P2" style:family="paragraph" style:parent-style-name="Standard">
      <style:text-properties officeooo:rsid="002f565c" officeooo:paragraph-rsid="007abcb1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paragraph-rsid="007abcb1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officeooo:paragraph-rsid="007abcb1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officeooo:rsid="0092df4c" officeooo:paragraph-rsid="007abcb1" style:font-size-asian="8pt" style:font-size-complex="8pt"/>
    </style:style>
    <style:style style:name="P6" style:family="paragraph" style:parent-style-name="Table_20_Contents">
      <style:text-properties fo:font-size="8pt" officeooo:paragraph-rsid="007abcb1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paragraph-rsid="007abcb1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paragraph-rsid="007abcb1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officeooo:rsid="009620e9" officeooo:paragraph-rsid="007abcb1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normal" officeooo:paragraph-rsid="007abcb1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8pt" fo:font-weight="bold" officeooo:rsid="0092df4c" officeooo:paragraph-rsid="007babd7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8pt" fo:font-weight="bold" officeooo:rsid="0092df4c" officeooo:paragraph-rsid="007ebb73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8pt" fo:font-weight="bold" officeooo:rsid="0092df4c" officeooo:paragraph-rsid="007babd7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79.99mm"/>
          <style:tab-stop style:position="98.92mm"/>
          <style:tab-stop style:position="121.09mm"/>
          <style:tab-stop style:position="168.93mm" style:type="right"/>
        </style:tab-stops>
      </style:paragraph-properties>
      <style:text-properties fo:font-size="8pt" fo:font-weight="bold" officeooo:rsid="007ebb73" officeooo:paragraph-rsid="007ebb73" style:font-size-asian="8pt" style:font-weight-asian="bold" style:font-size-complex="8pt" style:font-weight-complex="bold"/>
    </style:style>
    <style:style style:name="P18" style:family="paragraph" style:parent-style-name="Standard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fo:font-size="7pt" officeooo:rsid="0092e9d1" officeooo:paragraph-rsid="007abcb1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fo:font-size="7pt" officeooo:rsid="0092df4c" officeooo:paragraph-rsid="007abcb1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fo:font-size="7pt" officeooo:rsid="007abcb1" officeooo:paragraph-rsid="007abcb1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fo:font-size="7pt" fo:font-weight="bold" officeooo:paragraph-rsid="007abcb1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7pt" fo:font-weight="bold" officeooo:rsid="0092df4c" officeooo:paragraph-rsid="007abcb1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7pt" fo:font-weight="normal" officeooo:rsid="0092df4c" officeooo:paragraph-rsid="007abcb1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7pt" fo:font-weight="normal" officeooo:rsid="007babd7" officeooo:paragraph-rsid="007babd7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7pt" fo:font-weight="normal" officeooo:rsid="007babd7" officeooo:paragraph-rsid="007babd7" style:font-size-asian="7pt" style:font-weight-asian="normal" style:font-size-complex="7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p text:style-name="P2"><text:text-input text:description="&lt;for each=&quot;sheet in get_sheet(o)&quot;&gt;">FOR EACH SHEET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column table:style-name="Tabelle1.I"/>
        <table:table-row>
          <table:table-cell table:style-name="Tabelle1.A1" table:number-columns-spanned="3" office:value-type="string">
            <text:p text:style-name="P25">Name</text:p>
          </table:table-cell>
          <table:covered-table-cell/>
          <table:covered-table-cell/>
          <table:table-cell table:style-name="Tabelle1.A1" office:value-type="string">
            <text:p text:style-name="P25">Nummer</text:p>
          </table:table-cell>
          <table:table-cell table:style-name="Tabelle1.A1" table:number-columns-spanned="2" office:value-type="string">
            <text:p text:style-name="P25">Von</text:p>
          </table:table-cell>
          <table:covered-table-cell/>
          <table:table-cell table:style-name="Tabelle1.A1" table:number-columns-spanned="2" office:value-type="string">
            <text:p text:style-name="P25">Bis</text:p>
          </table:table-cell>
          <table:covered-table-cell/>
          <table:table-cell table:style-name="Tabelle1.I1" office:value-type="string">
            <text:p text:style-name="P26">Urlaub</text:p>
          </table:table-cell>
        </table:table-row>
        <table:table-row>
          <table:table-cell table:style-name="Tabelle1.A2" table:number-columns-spanned="3" office:value-type="string">
            <text:p text:style-name="P14"><text:text-input text:description="&lt;sheet.employee.name&gt;">Martin Reisenhofer</text:text-input></text:p>
          </table:table-cell>
          <table:covered-table-cell/>
          <table:covered-table-cell/>
          <table:table-cell table:style-name="Tabelle1.A2" office:value-type="string">
            <text:p text:style-name="P14"><text:text-input text:description="&lt;sheet.employee.identification_id or ''&gt;">1000</text:text-input></text:p>
          </table:table-cell>
          <table:table-cell table:style-name="Tabelle1.A2" table:number-columns-spanned="2" office:value-type="string">
            <text:p text:style-name="P15"><text:text-input text:description="&lt;formatLang(sheet.date_from,date=True)&gt;">01.01.2017</text:text-input></text:p>
          </table:table-cell>
          <table:covered-table-cell/>
          <table:table-cell table:style-name="Tabelle1.A2" table:number-columns-spanned="2" office:value-type="string">
            <text:p text:style-name="P17"><text:text-input text:description="&lt;formatLang(sheet.date_to,date=True)&gt;">31.01.2017</text:text-input></text:p>
          </table:table-cell>
          <table:covered-table-cell/>
          <table:table-cell table:style-name="Tabelle1.I2" office:value-type="string">
            <text:p text:style-name="P16"><text:text-input text:description="&lt;formatLang(sheet.remaining_leaves)&gt;">0,00</text:text-input></text:p>
          </table:table-cell>
        </table:table-row>
        <table:table-row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5"/>
          </table:table-cell>
          <table:table-cell table:style-name="Tabelle1.B3" table:number-columns-spanned="2" office:value-type="string">
            <text:p text:style-name="P5"/>
          </table:table-cell>
          <table:covered-table-cell/>
          <table:table-cell table:style-name="Tabelle1.B3" office:value-type="string">
            <text:p text:style-name="P5"/>
          </table:table-cell>
          <table:table-cell table:style-name="Tabelle1.B3" office:value-type="string">
            <text:p text:style-name="P5"/>
          </table:table-cell>
          <table:table-cell table:style-name="Tabelle1.B3" office:value-type="string">
            <text:p text:style-name="P5"/>
          </table:table-cell>
          <table:table-cell table:style-name="Tabelle1.B3" office:value-type="string">
            <text:p text:style-name="P5"/>
          </table:table-cell>
          <table:table-cell table:style-name="Tabelle1.I3" office:value-type="string">
            <text:p text:style-name="P3"/>
          </table:table-cell>
        </table:table-row>
        <table:table-row>
          <table:table-cell table:style-name="Tabelle1.A1" table:number-rows-spanned="2" office:value-type="string">
            <text:p text:style-name="P20">Tag</text:p>
          </table:table-cell>
          <table:table-cell table:style-name="Tabelle1.A1" table:number-rows-spanned="2" office:value-type="string">
            <text:p text:style-name="P20">Anwesenheit</text:p>
          </table:table-cell>
          <table:table-cell table:style-name="Tabelle1.A1" table:number-rows-spanned="2" table:number-columns-spanned="2" office:value-type="string">
            <text:p text:style-name="P21">Kostenstelle/Tätigkeit</text:p>
          </table:table-cell>
          <table:covered-table-cell/>
          <table:table-cell table:style-name="Tabelle1.A1" table:number-rows-spanned="2" office:value-type="string">
            <text:p text:style-name="P20">Proj.-Zeit</text:p>
          </table:table-cell>
          <table:table-cell table:style-name="Tabelle1.A1" table:number-rows-spanned="2" office:value-type="string">
            <text:p text:style-name="P20">Soll-Zeit</text:p>
          </table:table-cell>
          <table:table-cell table:style-name="Tabelle1.A1" table:number-rows-spanned="2" office:value-type="string">
            <text:p text:style-name="P20">Ist-Zeit</text:p>
          </table:table-cell>
          <table:table-cell table:style-name="Tabelle1.A1" table:number-rows-spanned="2" office:value-type="string">
            <text:p text:style-name="P20">Tages-Saldo</text:p>
          </table:table-cell>
          <table:table-cell table:style-name="Tabelle1.I1" office:value-type="string">
            <text:p text:style-name="P24">Gesamt-Saldo</text:p>
          </table:table-cell>
        </table:table-row>
        <table:table-row table:style-name="Tabel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I2" office:value-type="string">
            <text:p text:style-name="P23"><text:s/><text:text-input text:description="&lt;formatLang(sheet.last_saldo,float_time=True)&gt;">0,00</text:text-input>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D"/>
        <table:table-column table:style-name="Tabelle7.H"/>
        <table:table-row>
          <table:table-cell table:style-name="Tabelle7.A1" office:value-type="string">
            <text:p text:style-name="P11"><text:text-input text:description="&lt;formatLang(day.day,date=True)&gt;">01.01.2017</text:text-input></text:p>
          </table:table-cell>
          <table:table-cell table:style-name="Tabelle7.A1" office:value-type="string">
            <text:p text:style-name="P12"><text:text-input text:description="&lt;day.attendance_text&gt;">08:00 – 12:00</text:text-input></text:p>
          </table:table-cell>
          <table:table-cell table:style-name="Tabelle7.A1" office:value-type="string">
            <text:p text:style-name="P9"><text:text-input text:description="&lt;for each=&quot;work in day.work&quot;&gt;">FOR EACH work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10"><text:text-input text:description="&lt;formatLang(work.unit_amount,float_time=True)&gt;">100:00</text:text-input></text:p>
                </table:table-cell>
                <table:table-cell table:style-name="Tabelle10.A1" office:value-type="string">
                  <text:p text:style-name="P7"><text:text-input text:description="&lt;work.account_id and work.account_id.name or ''&gt;">ACCOUNT</text:text-input></text:p>
                  <text:p text:style-name="P8"><text:text-input text:description="&lt;work.name&gt;">Beschreibung</text:text-input></text:p>
                </table:table-cell>
              </table:table-row>
            </table:table>
            <text:p text:style-name="P9"><text:text-input text:description="&lt;/for&gt;">END FOR</text:text-input></text:p>
          </table:table-cell>
          <table:table-cell table:style-name="Tabelle7.A1" office:value-type="string">
            <text:p text:style-name="P11"><text:text-input text:description="&lt;formatLang(day.total_timesheet,float_time=True)&gt;">12:00</text:text-input></text:p>
          </table:table-cell>
          <table:table-cell table:style-name="Tabelle7.A1" office:value-type="string">
            <text:p text:style-name="P11"><text:text-input text:description="&lt;formatLang(day.total_target,float_time=True)&gt;">12:00</text:text-input></text:p>
          </table:table-cell>
          <table:table-cell table:style-name="Tabelle7.A1" office:value-type="string">
            <text:p text:style-name="P11"><text:text-input text:description="&lt;formatLang(day.total,float_time=True)&gt;">12:00</text:text-input></text:p>
          </table:table-cell>
          <table:table-cell table:style-name="Tabelle7.A1" office:value-type="string">
            <text:p text:style-name="P11"><text:text-input text:description="&lt;formatLang(day.total_saldo,float_time=True)&gt;">12:00</text:text-input></text:p>
          </table:table-cell>
          <table:table-cell table:style-name="Tabelle7.H1" office:value-type="string">
            <text:p text:style-name="P13"><text:text-input text:description="&lt;formatLang(day.current_saldo,float_time=True)&gt;">12:00</text:text-input></text:p>
          </table:table-cell>
        </table:table-row>
      </table:table>
      <text:p text:style-name="P1"><text:text-input text:description="&lt;/for&gt;">END FOR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 table:number-columns-repeated="4"/>
        <table:table-column table:style-name="Tabelle8.H"/>
        <table:table-row>
          <table:table-cell table:style-name="Tabelle8.A1" office:value-type="string">
            <text:p text:style-name="P4"/>
          </table:table-cell>
          <table:table-cell table:style-name="Tabelle8.B1" office:value-type="string">
            <text:p text:style-name="P19">Krankenstand</text:p>
          </table:table-cell>
          <table:table-cell table:style-name="Tabelle8.A1" office:value-type="string">
            <text:p text:style-name="P3"/>
          </table:table-cell>
          <table:table-cell table:style-name="Tabelle8.D1" office:value-type="string">
            <text:p text:style-name="P22"><text:text-input text:description="&lt;formatLang(sheet.total_timesheet,float_time=True)&gt;">100:00</text:text-input></text:p>
          </table:table-cell>
          <table:table-cell table:style-name="Tabelle8.E1" office:value-type="string">
            <text:p text:style-name="P22"><text:text-input text:description="&lt;formatLang(sheet.total_target,float_time=True)&gt;">100:00</text:text-input></text:p>
          </table:table-cell>
          <table:table-cell table:style-name="Tabelle8.F1" office:value-type="string">
            <text:p text:style-name="P22"><text:text-input text:description="&lt;formatLang(sheet.total,float_time=True)&gt;">100:00</text:text-input></text:p>
          </table:table-cell>
          <table:table-cell table:style-name="Tabelle8.G1" office:value-type="string">
            <text:p text:style-name="P22"><text:text-input text:description="&lt;formatLang(sheet.total_saldo,float_time=True)&gt;">100:00</text:text-input></text:p>
          </table:table-cell>
          <table:table-cell table:style-name="Tabelle8.H1" office:value-type="string">
            <text:p text:style-name="P22"><text:text-input text:description="&lt;formatLang(sheet.current_saldo,float_time=True)&gt;">100:00</text:text-input></text:p>
          </table:table-cell>
        </table:table-row>
        <table:table-row>
          <table:table-cell table:style-name="Tabelle8.A1" office:value-type="string">
            <text:p text:style-name="P4"/>
          </table:table-cell>
          <table:table-cell table:style-name="Tabelle8.B2" office:value-type="string">
            <text:p text:style-name="P19"><text:text-input text:description="&lt;formatLang(sheet.sick_leaves)&gt;">100:00</text:text-input></text:p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</table:table-row>
        <table:table-row>
          <table:table-cell table:style-name="Tabelle8.A1" office:value-type="string">
            <text:p text:style-name="P4"/>
          </table:table-cell>
          <table:table-cell table:style-name="Tabelle8.B3" office:value-type="string">
            <text:p text:style-name="P19">Urlaub</text:p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</table:table-row>
        <table:table-row>
          <table:table-cell table:style-name="Tabelle8.A1" office:value-type="string">
            <text:p text:style-name="P4"/>
          </table:table-cell>
          <table:table-cell table:style-name="Tabelle8.B2" office:value-type="string">
            <text:p text:style-name="P19"><text:text-input text:description="&lt;formatLang(sheet.leaves_taken)&gt;">100:00</text:text-input></text:p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  <table:table-cell table:style-name="Tabelle8.A1" office:value-type="string">
            <text:p text:style-name="P6"/>
          </table:table-cell>
        </table:table-row>
      </table:table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style:page-number="auto" style:writing-mode="page"/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8-04-20T19:29:49.974831788</dc:date>
    <meta:editing-duration>PT14H49M23S</meta:editing-duration>
    <meta:editing-cycles>121</meta:editing-cycles>
    <meta:generator>LibreOffice/5.3.6.1$Linux_X86_64 LibreOffice_project/30$Build-1</meta:generator>
    <meta:document-statistic meta:table-count="4" meta:image-count="0" meta:object-count="0" meta:page-count="1" meta:paragraph-count="46" meta:word-count="122" meta:character-count="431" meta:non-whitespace-character-count="415"/>
  </office:meta>
</office:document-meta>
</file>